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fo:margin-top="0in" fo:margin-bottom="0.1665in" style:line-height-at-least="0.25in" fo:text-align="start" style:justify-single-word="false" style:text-autospace="none"/>
    </style:style>
    <style:style style:name="P7"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0" style:family="paragraph" style:parent-style-name="Standard">
      <style:paragraph-properties fo:margin-top="0in" fo:margin-bottom="0.2083in" style:line-height-at-least="0.2083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 style:family="paragraph" style:parent-style-name="Heading_20_2">
      <style:text-properties fo:font-size="16pt" fo:font-style="normal" style:font-size-asian="16pt" style:font-style-asian="normal" style:font-size-complex="16pt" style:font-style-complex="normal"/>
    </style:style>
    <style:style style:name="P12" style:family="paragraph" style:parent-style-name="Heading_20_2">
      <style:text-properties style:font-name="Monaco1" fo:font-size="16pt" style:font-size-asian="16pt" style:font-size-complex="16pt"/>
    </style:style>
    <style:style style:name="P1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4" style:family="paragraph" style:parent-style-name="Heading_20_1">
      <style:text-properties fo:font-weight="normal" style:font-weight-asian="normal" style:font-weight-complex="normal"/>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24pt" fo:font-weight="normal" style:font-name-asian="ArialMT" style:font-size-asian="24pt" style:font-weight-asian="normal" style:font-name-complex="ArialMT" style:font-size-complex="24pt" style:font-weight-complex="normal"/>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T8"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a xlink:type="simple" xlink:href="#1.DOMAssistant Core Module - Module de base|outline" text:style-name="Internet_20_link" text:visited-style-name="Internet_20_link"><text:line-break/>DOMAssistant Core Module - Module de base</text:a><text:tab/>2</text:p>
          <text:p text:style-name="P15"><text:a xlink:type="simple" xlink:href="#1.1.&#10;$(cssSelector/elementReference)|outline"><text:line-break/>$(cssSelector/elementReference)</text:a><text:tab/>2</text:p>
          <text:p text:style-name="P15"><text:a xlink:type="simple" xlink:href="#1.2.&#10;$$(elementId)|outline" text:style-name="Internet_20_link"><text:line-break/>$$(elementId)</text:a><text:tab/>3</text:p>
          <text:p text:style-name="P15"><text:a xlink:type="simple" xlink:href="#1.3.&#10;elmsByAttribute(attr, attrVal, tag)|outline"><text:line-break/>elmsByAttribute(attr, attrVal, tag)</text:a><text:tab/>4</text:p>
          <text:p text:style-name="P15"><text:a xlink:type="simple" xlink:href="#1.4.&#10;each(functionRef)|outline"><text:line-break/>each(functionRef)</text:a><text:tab/>5</text:p>
          <text:p text:style-name="P16"><text:a xlink:type="simple" xlink:href="#2.DOMAssistant AJAX - Module Ajax|outline" text:visited-style-name="Internet_20_link"><text:line-break/>DOMAssistant AJAX - Module Ajax</text:a><text:tab/>6</text:p>
          <text:p text:style-name="P15"><text:a xlink:type="simple" xlink:href="#2.1.get(url, callBack)|outline"><text:line-break/>get(url, callBack)</text:a><text:tab/>6</text:p>
          <text:p text:style-name="P15"><text:a xlink:type="simple" xlink:href="#2.2.&#10;post(url, callBack)|outline"><text:line-break/>post(url, callBack)</text:a><text:tab/>6</text:p>
          <text:p text:style-name="P15"><text:a xlink:type="simple" xlink:href="#2.3.&#10;load(url, add)|outline" text:visited-style-name="Internet_20_link"><text:line-break/>load(url, add)</text:a><text:tab/>7</text:p>
          <text:p text:style-name="P15"><text:a xlink:type="simple" xlink:href="#2.4.&#10;getReadyState()|outline"><text:line-break/>getReadyState()</text:a><text:tab/>8</text:p>
          <text:p text:style-name="P15"><text:a xlink:type="simple" xlink:href="#2.5.&#10;getStatus()|outline" text:style-name="Internet_20_link" text:visited-style-name="Internet_20_link"><text:line-break/>getStatus()</text:a><text:tab/>8</text:p>
          <text:p text:style-name="P15"><text:a xlink:type="simple" xlink:href="#2.6.&#10;getStatusText()|outline"><text:line-break/>getStatusText()</text:a><text:tab/>9</text:p>
          <text:p text:style-name="P16"><text:a xlink:type="simple" xlink:href="#3.DOMAssistant Content - Module &quot;Contenu&quot;|outline" text:visited-style-name="Internet_20_link"><text:line-break/>DOMAssistant Content - Module "Contenu"</text:a><text:tab/>9</text:p>
          <text:p text:style-name="P15"><text:a xlink:type="simple" xlink:href="#3.1.prev()|outline" text:style-name="Internet_20_link" text:visited-style-name="Internet_20_link"><text:span text:style-name="Internet_20_link"/></text:a></text:p>
          <text:p text:style-name="P15"><text:a xlink:type="simple" xlink:href="#3.1.prev()|outline">prev()</text:a><text:tab/>9</text:p>
          <text:p text:style-name="P15"><text:a xlink:type="simple" xlink:href="#3.2.&#10;next()|outline"><text:line-break/>next()</text:a><text:tab/>10</text:p>
          <text:p text:style-name="P15"><text:a xlink:type="simple" xlink:href="#3.3.&#10;create(name, attr, append, content)|outline"><text:line-break/>create(name, attr, append, content)</text:a><text:tab/>10</text:p>
          <text:p text:style-name="P15"><text:a xlink:type="simple" xlink:href="#3.4.&#10;setAttributes(attr)|outline" text:visited-style-name="Internet_20_link"><text:line-break/>setAttributes(attr)</text:a><text:tab/>11</text:p>
          <text:p text:style-name="P15"><text:a xlink:type="simple" xlink:href="#3.5.&#10;addContent(content)|outline"><text:line-break/>addContent(content)</text:a><text:tab/>11</text:p>
          <text:p text:style-name="P15"><text:a xlink:type="simple" xlink:href="#3.6.&#10;replaceContent(newContent)|outline"><text:line-break/>replaceContent(newContent)</text:a><text:tab/>12</text:p>
          <text:p text:style-name="P15"><text:a xlink:type="simple" xlink:href="#3.7.&#10;remove()|outline"><text:line-break/>remove()</text:a><text:tab/>12</text:p>
          <text:p text:style-name="P15"/>
          <text:p text:style-name="P16"><text:a xlink:type="simple" xlink:href="#4.DOMAssistant CSS - Module CSS|outline" text:visited-style-name="Internet_20_link">DOMAssistant CSS - Module CSS</text:a><text:tab/>13</text:p>
          <text:p text:style-name="P15"><text:a xlink:type="simple" xlink:href="#4.1.&#10;addClass(className)|outline" text:style-name="Internet_20_link"><text:line-break/>addClass(className)</text:a><text:tab/>13</text:p>
          <text:p text:style-name="P15"><text:a xlink:type="simple" xlink:href="#4.2.&#10;removeClass(className)|outline" text:style-name="Internet_20_link"><text:line-break/>removeClass(className)</text:a><text:tab/>13</text:p>
          <text:p text:style-name="P15"><text:a xlink:type="simple" xlink:href="#4.3.hasClass(className)|outline" text:style-name="Internet_20_link" text:visited-style-name="Internet_20_link"><text:span text:style-name="Internet_20_link"/></text:a></text:p>
          <text:p text:style-name="P15"><text:a xlink:type="simple" xlink:href="#4.3.hasClass(className)|outline" text:style-name="Internet_20_link">hasClass(className)</text:a><text:tab/>14</text:p>
          <text:p text:style-name="P15"><text:a xlink:type="simple" xlink:href="#4.4.&#10;getStyle(cssRule)|outline"><text:line-break/>getStyle(cssRule)</text:a><text:tab/>14</text:p>
          <text:p text:style-name="P16"><text:a xlink:type="simple" xlink:href="#5.DOMAssistant Events - Module &quot;événements&quot;|outline" text:style-name="Internet_20_link" text:visited-style-name="Internet_20_link"><text:span text:style-name="Internet_20_link"/></text:a></text:p>
          <text:p text:style-name="P16"><text:a xlink:type="simple" xlink:href="#5.DOMAssistant Events - Module &quot;événements&quot;|outline" text:style-name="Internet_20_link">DOMAssistant Events - Module "événements"</text:a><text:tab/>15</text:p>
          <text:p text:style-name="P15"><text:a xlink:type="simple" xlink:href="#5.1.&#10;addEvent(evt, func)|outline" text:visited-style-name="Internet_20_link"><text:line-break/>addEvent(evt, func)</text:a><text:tab/>15</text:p>
          <text:p text:style-name="P15"><text:a xlink:type="simple" xlink:href="#5.2.&#10;removeEvent(evt, func)|outline" text:style-name="Internet_20_link"><text:line-break/>removeEvent(evt, func)</text:a><text:tab/>16</text:p>
          <text:p text:style-name="P15"><text:a xlink:type="simple" xlink:href="#5.3.&#10;preventDefault(evt)|outline"><text:line-break/>preventDefault(evt)</text:a><text:tab/>16</text:p>
          <text:p text:style-name="P15"><text:a xlink:type="simple" xlink:href="#5.4.&#10;cancelBubble(evt)|outline" text:visited-style-name="Internet_20_link"><text:line-break/>cancelBubble(evt)</text:a><text:tab/>17</text:p>
          <text:p text:style-name="P16"><text:a xlink:type="simple" xlink:href="#6.DOMAssistantLoad - Module chargement|outline" text:style-name="Internet_20_link" text:visited-style-name="Internet_20_link"><text:span text:style-name="Internet_20_link"/></text:a></text:p>
          <text:p text:style-name="P16"><text:a xlink:type="simple" xlink:href="#6.DOMAssistantLoad - Module chargement|outline">DOMAssistantLoad - Module chargement</text:a><text:tab/>17</text:p>
          <text:p text:style-name="P15"><text:a xlink:type="simple" xlink:href="#6.1.&#10;DOMReady()|outline" text:style-name="Internet_20_link"><text:line-break/>DOMReady()</text:a><text:tab/>17</text:p>
          <text:p text:style-name="P16"><text:a xlink:type="simple" xlink:href="#7.Sélecteurs CSS supportés (CSS 1, CSS 2, CSS 3)|outline" text:style-name="Internet_20_link" text:visited-style-name="Internet_20_link"><text:span text:style-name="Internet_20_link"/></text:a></text:p>
          <text:p text:style-name="P16"><text:a xlink:type="simple" xlink:href="#7.Sélecteurs CSS supportés (CSS 1, CSS 2, CSS 3)|outline" text:style-name="Internet_20_link">Sélecteurs CSS supportés (CSS 1, CSS 2, CSS 3)</text:a><text:tab/>18</text:p>
          <text:p text:style-name="P15"><text:a xlink:type="simple" xlink:href="#7.1.&#10;Sélecteurs CSS implémentés|outline" text:style-name="Internet_20_link" text:visited-style-name="Internet_20_link"><text:line-break/>Sélecteurs CSS implémentés</text:a><text:tab/>18</text:p>
          <text:p text:style-name="P15"/>
        </text:index-body>
      </text:table-of-content>
      <text:p text:style-name="Standard"><text:toc-mark text:string-value="DOMAssistant Core ModuleThe DOMAssistant Core module is required and it lays the groundwork for all DOMAssistant functionality. It consists of core functionality and a few important methods to work with.$(cssSelector/elementReference)The $ method is used to get a reference to one or several elements. It supports a CSS selector as a string, an already established element reference. It will return the matching element(s) with all the extra DOMAssistant methods applied. A call of any of those methods will fail silently, if the $ method returned an empty array.ParametersSend in a CSS selector or an object reference.Return valueAlways return an array of matching elements for a CSS selector. If one single object is sent in, it return that same reference, and if several object references are sent in, it will return an array of those.Example calls$(&quot;#container input[type=text]&quot;);$(&quot;#navigation a&quot;);$(&quot;#news-list&quot;);$(&quot;#container&quot;, &quot;#navigation .important-item&quot;, &quot;#content&quot;);$(document.body);elmsByClass(className, tag)For getting elements based on their className. The method has a required parameter which is the desired className, and one optional if you want to limit the search to a certain tag.ParametersclassNameClass name to search for. Required.tagOnly search elements that have this tag name. Optional.Return valueAll calls return an array of element references.Example calls$(&quot;#container&quot;).elmsByClass(&quot;mandatory&quot;);$$(&quot;container&quot;).elmsByClass(&quot;external-link&quot;, &quot;a&quot;);elmsByAttribute(attr, attrVal, tag)For getting elements based on if they have a certain attribute. You can also specify if that attribute should have a speific value and if you want to limit the search to a certain tag. Only the first parameter specifying the attribute is required.ParametersattrAttribute name to look for. Required.attrValValue that the desired attribute has to have. Optional. Use wildcard character (&quot;*&quot;) if you want any attribute value but still want to specify tag.tagOnly search elements that have this tag name. Optional.Return valueAll calls return an array of element references.Example calls$(&quot;#container&quot;).elmsByAttribute(&quot;href&quot;);$$(&quot;container&quot;).elmsByAttribute(&quot;name&quot;, &quot;subscription&quot;);$$(&quot;container&quot;).elmsByAttribute(&quot;type&quot;, &quot;text&quot;, &quot;input&quot;);elmsByTag(tag)For getting elements based on their tag, i.e. what element it is. The method has one required parameter which is the name of the desired tag.Return valueAll calls return an array of element references.ParameterstagTag name to search for. Required.Example calls$$(&quot;container&quot;).elmsByTag(&quot;input&quot;);each(functionRef)For running a function on each of the items in a returned array element reference collection.Return valueAll calls return either a single element reference or an array of element references.ParametersfunctionRefFunction which will be called for each item in the array of elements it's called on. Can be an anonymous function or a function reference.Example calls$(&quot;#navigation a&quot;).each(function () {  // Do some JavaScript magic });DOMAssistantAJAX ModuleThe DOMAssistantAJAX module offers basic AJAX interaction for retrieving data from a URL and then passing on the returned content to any function, or load the content into an element.get(url, callBack)Makes a GE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get(&quot;news.php&quot;, insertNews);DOMAssistantAJAX.get(&quot;my-url.aspx&quot;, callbackFunctionName);post(url, callBack)Makes a POS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post(&quot;news.php?value=true&quot;, insertNews);DOMAssistantAJAX.post(&quot;my-url.aspx?number=10&quot;, callbackFunctionName);load(url, add)Makes a request to the specified URL and loads the returned content into the element which the method is called on.ParametersurlURL to make an AJAX call to. Required.addA boolean, if the retrieved content shall be appended to the already existing content, as opposed to replacing it. Optional.Return valueNone.Example calls$(&quot;directions&quot;).load(&quot;maps.php&quot;);$(&quot;contacts&quot;, true).load(&quot;staff.aspx&quot;);getReadyState()Helper method to check the current readyState of the XMLHttpRequest.ParametersNoneReturn valueInteger.0 = uninitialized1 = loading2 = loaded3 = interactive4 = completeExample callsDOMAssistant.AJAX.getReadyState();getStatus()Helper method to check the current status of the XMLHttpRequest.ParametersNoneReturn valueInteger. Examples are 200 for Ok and 404 for not found.Example callsDOMAssistant.AJAX.getStatus();getStatusText()Helper method to check the current readyState of the XMLHttpRequest.ParametersNoneReturn valueString. The text accompanying the status code.Example callsDOMAssistant.AJAX.getStatusText();DOMAssistantContent ModuleThe DOMAssistantContent module offers various methods for adding and removing content and elements to the page.prev()Gets a reference to the previous HTML element, automatically bypassing any text nodes that might in between.ParametersNone.Return valueElement's previous sibling element.Example calls$(&quot;container&quot;).prev();next()Gets a reference to the next HTML element, automatically bypassing any text nodes that might in between.ParametersNone.Return valueElement's next sibling element.Example calls$(&quot;container&quot;).next();create(name, attr, append, content)Creates an element, and optionally sets attributes on it, appends it to the current element and adds content to it.ParametersnameTag name for the new element. Required.attrAn object containing attributes and their values. Optional.appendBoolean if the new element should be appended right away. Optional.contentA string or HTML object that will become the content of the newly created element. Optional.Return valueElement created by the method.Example calls$(&quot;container&quot;).create(&quot;div&quot;);$(&quot;container&quot;).create(&quot;div&quot;, { id : &quot;my-div&quot;, className : &quot;my-class&quot; });$(&quot;container&quot;).create(&quot;div&quot;, null, false, &quot;Hello!&quot;);$(&quot;container&quot;).create(&quot;div&quot;, { id : &quot;my-div&quot;, className : &quot;my-class&quot; }, true, &quot;Hi there!&quot;);setAttributes(attr)Sets attributes on the current element.ParametersattrAn object containing attributes and their values. Required.Return valueElement which called the method.Example calls$(&quot;container&quot;).setAttributes({ id : &quot;my-div&quot;, className : &quot;my-class&quot; });addContent(content)Adds content to the current element.ParameterscontentCan either be a string, which will then be applied using innerHTML, or an HTML object that will be applied using appendChild.Return valueElement which called the method.Example calls$(&quot;container&quot;).addContent(&quot;&lt;p&gt;A new paragraph&lt;/p&gt;&quot;);$(&quot;container&quot;).addContent(document.createElement(&quot;p&quot;));replaceContent(newContent)Replaces the content of the current element with new content.ParametersnewContentCan either be a string, which will then be applied using innerHTML, or a HTML object that will be applied using appendChild.Return valueElement which called the method.Example calls$(&quot;container&quot;).replaceContent(&quot;&lt;p&gt;A new paragraph&lt;/p&gt;&quot;);$(&quot;container&quot;).replaceContent(document.createElement(&quot;p&quot;));remove()Removes the current element.ParametersNone.Return valueNull.Example calls$(&quot;container&quot;).remove();DOMAssistantCSS ModuleThe DOMAssistantCSS module offers various methods for adding and removing CSS classes, checking if an element has a certain class and getting the rendered style for a specific property on an element.addClass(className)Adds a class name to the current element, unless it already exists.ParametersclassNameDesired class name to be added. Required.Return valueElement which called the method.Example calls$(&quot;container&quot;).addClass(&quot;selected&quot;);removeClass(className)Removes a class name from the current element.ParametersclassNameDesired class name to remove. Required.Return valueElement which called the method.Example calls$(&quot;container&quot;).removeClass(&quot;selected&quot;);hasClass(className)Checks whether the current element has a certain class name.ParametersclassNameClass name to check if it exists on the current element. Required.Return valueBoolean. Whether the element has the requested class or not.Example calls$(&quot;container&quot;).hasClass(&quot;selected&quot;);getStyle(cssRule)Gets the rendered style for a certain CSS property on the current element, no matter if it was applied inline or from an external stylesheet. Note: make sure to look for the specific property instead of general ones. I.e. background-color instead of backgrund etc.ParameterscssRuleCSS property to check value of. Use CSS syntax for the property, i.e. background-color instead of backgroundColor. Required.Return valueString. The value of the requested style.Example calls$(&quot;container&quot;).getStyle(&quot;background-color&quot;);DOMAssistantEvents ModuleThe DOMAssistantEvents module offers various methods for adding and removing handlers for one or several events on an element. It also contains functionality for stopping default actions and bubbling of events.addEvent(evt, func)Adds an event handler to the current element. Multiple event handlers are supported, and the receiving funtion will have an event object reference and a this reference to the element it occurred on, no matter what web browser. For accessibility reasons, please make sure to only apply click events to elements that can handle them without JavaScript enabled.ParametersevtEvent to apply, specified as a string, without the &quot;on&quot; prefix.funcFunction to handle the event, specified as a function reference (without parentheses) or an anonymous function.Return valueElement which called the method.Example calls$(&quot;container&quot;).addEvent(&quot;click&quot;, getListing);$(&quot;container&quot;).addEvent(&quot;click&quot;, function (){ alert(&quot;Hello darling!&quot;); });removeEvent(evt, func)Removes an event handler from the current element. Works only for function references, and not anonymous functions.ParametersevtEvent to remove, specified as a string, without the &quot;on&quot; prefix.funcFunction to stop from handling the event, specified as a function reference (without parentheses).Return valueElement which called the method.Example calls$(&quot;container&quot;).removeEvent(&quot;click&quot;, getListing);preventDefault(evt)Prevents the default action of an event. Can be called from any function, and is not a method of any element.ParametersevtEvent to prevent the default action of.Return valueNone.Example callsDOMAssistant.preventDefault(eventReference);cancelBubble(evt)Cancels the bubbling of an event. Can be called from any function, and is not a method of any element.ParametersevtEvent to cancel the bubbling of.Return valueNone.Example callsDOMAssistant.cancelBubble(eventReference);DOMAssistantLoad ModuleThe DOMAssistantLoad module offers a way to call a number of functions as soon as the DOM has loaded, as opposed to waiting for all images and other external files to completely load. It was inspired and influenced by Dean Edwards, Matthias Miller, and John Resig: window.onload (again).DOMReady()From any file, just call the DOMReady method with desired functions and they will be executed as soon as the DOM has loaded.ParametersSend in any number of function references, anonymous functions or strings with function names and parentheses.Return valueNone.Example callsDOMAssistant.DOMReady(myFunc);DOMAssistant.DOMReady(&quot;myFunc('Some text')&quot;);DOMAssistant.DOMReady(myFunc, &quot;anotherFunction()&quot;);DOMAssistant.DOMReady(myFunc, function(){ // Perform some magic });" text:outline-level="1"/></text:p>
      <text:p text:style-name="Standard"/>
      <text:h text:style-name="P13" text:outline-level="1">DOMAssistant <text:span text:style-name="T2">Core Module </text:span>- Module de base</text:h>
      <text:p text:style-name="Standard"><text:span text:style-name="T1"><text:line-break/></text:span><text:span text:style-name="T4">Le module de base DOMAssistant est obligatoire et fournit un socle commun à l'ensemble des fonctionnalités de DOMAssistant. Il est constitué des fonctions et <text:s/>méthodes principales permettant de le mettre en oeuvre.</text:span></text:p>
      <text:h text:style-name="Heading_20_2" text:outline-level="2"><text:line-break/><text:span text:style-name="T9">$(cssSelector/elementReference)</text:span></text:h>
      <text:p text:style-name="P3">La méthode $ est utilisée pour donner une référence à un ou plusieurs éléments. Elle supporte un sélecteur CSS en tant que chaîne de caractères (string) ou une référence déjà existante à un élément. Elle renverra l'élément (ou les éléments) correspondant(s) après lui (leur) avoir appliqué toute méthode DOMAssistant additionnelle. Un appel à l'une de ces méthodes échouera sans provoquer d'erreur si la méthode $ a renvoyé un tableau (array) vide.</text:p>
      <text:p text:style-name="P9">Paramètres<text:line-break/><text:span text:style-name="T5">Un sélecteur CSS ou une référence objet.</text:span></text:p>
      <text:p text:style-name="P4"><text:span text:style-name="T3">Valeur de retour<text:line-break/></text:span>Renvoie toujours un tableau (array) constitué des éléments correspondants si un sélecteur CSS est passé en argument. Dans le cas o˘ un objet unique serait passé en argument, la méthode $ renvoie cette même référence et, dans le cas o˘ plusieurs références objets lui auraient été passées, elle renverra un tableau constitué de celles-ci.</text:p>
      <text:p text:style-name="P9">Exemples de code</text:p>
      <text:p text:style-name="P7">$("#container input[type=text]");</text:p>
      <text:p text:style-name="P7">$("#navigation a");</text:p>
      <text:p text:style-name="P7">$("#news-list");</text:p>
      <text:p text:style-name="P7">$("#container", "#navigation .important-item", "#content");</text:p>
      <text:p text:style-name="P7">$(document.body);</text:p>
      <text:h text:style-name="P12" text:outline-level="2"><text:line-break/>$$(elementId)</text:h>
      <text:p text:style-name="P3">La méthode $$ est utilisée pour obtenir une référence rapide ‡ un élément, de la même maniËre que document.getElementById. Elle renverra une référence directe ‡ l'élément DOM trouvé, aprËs lui avoir appliqué toute méthode DOMAssistant additionnelle.</text:p>
      <text:p text:style-name="P3">Contrairement ‡ la méthode $, si la méthode $$ n'a pas trouvé de résultat, elle provoquera une erreur si on tente de lui appliquer une méthode.</text:p>
      <text:p text:style-name="P9">Paramètres<text:line-break/><text:span text:style-name="T5">Id de l'élément recherché</text:span></text:p>
      <text:p text:style-name="P4"><text:span text:style-name="T3">Valeur de retour<text:line-break/></text:span>Renvoie une référence DOM.</text:p>
      <text:p text:style-name="P9">Exemples de code</text:p>
      <text:p text:style-name="P8">$$("container");</text:p>
      <text:p text:style-name="Standard"><text:span text:style-name="T7">$$("navigation");</text:span><text:line-break/><text:line-break/><text:line-break/><text:span text:style-name="T10">elmsByClass(className, tag)</text:span></text:p>
      <text:p text:style-name="P4">Permet d'obtenir des éléments en se basant sur leur nom de classe. Cette méthode réclame un paramËtre obligatoire qui est le nom de classe recherché et un paramËtre optionnel si vous désirez restreindre la recherche sur un type de balise particulier.</text:p>
      <text:p text:style-name="P9">Paramètres</text:p>
      <text:p text:style-name="P2">className</text:p>
      <text:p text:style-name="P1">Nom de la classe CSS ‡ rechercher. Obligatoire.</text:p>
      <text:p text:style-name="P2"><text:line-break/>tag</text:p>
      <text:p text:style-name="P1">Rechercher seulement les éléments correspondant ‡ ce type de balise. Optionnel.</text:p>
      <text:p text:style-name="P9"><text:line-break/>Valeur de retour</text:p>
      <text:p text:style-name="P4">Tout appel renvoie un tableau constitué des références aux éléments trouvés.</text:p>
      <text:p text:style-name="P9">Exemples de code</text:p>
      <text:p text:style-name="P5">$("#container").elmsByClass("mandatory");</text:p>
      <text:p text:style-name="P5">$$("container").elmsByClass("external-link", "a");</text:p>
      <text:h text:style-name="Heading_20_2" text:outline-level="2"><text:line-break/><text:span text:style-name="T10">elmsByAttribute(attr, attrVal, tag)</text:span></text:h>
      <text:p text:style-name="P4">Permet d'obtenir les éléments en se basant sur le fait qu'ils possËde un attribut particulier. Il est également possible de spécifier si cet attribut doit avoir une certaine valeur et s'il faut limiter la recherche ‡ un type de balise particulier. Seul le premier paramËtre est obligatoire.</text:p>
      <text:p text:style-name="P9">Paramètres</text:p>
      <text:p text:style-name="P2">attr</text:p>
      <text:p text:style-name="P1">Nom de l'attribut ‡ rechercher. Obligatoire.</text:p>
      <text:p text:style-name="P2"><text:line-break/>attrVal</text:p>
      <text:p text:style-name="P1">Valeur que l'attribut recherché doit posséder. Optionnel. Utilisez le caractËre Joker ("*") si vous ne cherchez pas de valeur particuliËre mais que vous souhaitez tout de même spécifier un type de balise.</text:p>
      <text:p text:style-name="P2"><text:line-break/>tag</text:p>
      <text:p text:style-name="P1">Limiter la recherche aux éléments correspondants ayant ce type de balise.</text:p>
      <text:p text:style-name="P9"/>
      <text:p text:style-name="P4"><text:span text:style-name="T3">Valeur de retour<text:line-break/><text:line-break/></text:span>Tout appel renvoie un tableau constitué des références aux éléments trouvés.</text:p>
      <text:p text:style-name="P9">Exemples de code</text:p>
      <text:p text:style-name="P5">$("#container").elmsByAttribute("href");</text:p>
      <text:p text:style-name="P5">$$("container").elmsByAttribute("name", "subscription");</text:p>
      <text:p text:style-name="Standard"><text:span text:style-name="T6">$$("container").elmsByAttribute("type", "text", "input");<text:line-break/><text:line-break/><text:line-break/></text:span><text:span text:style-name="T10">elmsByTag(tag)</text:span></text:p>
      <text:p text:style-name="P4">Permet d'obtenir les éléments en se basant sur leur nom de balise (c'est ‡ dire de quel élément il s'agit). Cette méthode réclame un paramËtre obligatoire qui est le type de la balise recherchée.</text:p>
      <text:p text:style-name="P9">Paramètres</text:p>
      <text:p text:style-name="P2">tag</text:p>
      <text:p text:style-name="P1">Tag name to search for. Required.</text:p>
      <text:p text:style-name="P9"><text:line-break/><text:span text:style-name="T3">Valeur de retour</text:span></text:p>
      <text:p text:style-name="P10">Tout appel renvoie un tableau constitué des références aux éléments trouvés.<text:line-break/><text:span text:style-name="T3"><text:line-break/>Exemples de code</text:span></text:p>
      <text:p text:style-name="P5">$$("container").elmsByTag("input");</text:p>
      <text:h text:style-name="Heading_20_2" text:outline-level="2"><text:line-break/><text:span text:style-name="T10">each(functionRef)</text:span></text:h>
      <text:p text:style-name="P4">Permet d'exécuter une fonction sur chacun des éléments d'une collection de références renvoyées.</text:p>
      <text:p text:style-name="P9">Valeur de retour</text:p>
      <text:p text:style-name="P4">Tout appel renvoie soit une référence ‡ un élément unique, soit un tableau de références.</text:p>
      <text:p text:style-name="P9">Paramètres</text:p>
      <text:p text:style-name="P2">functionRef</text:p>
      <text:p text:style-name="P1">Fonction qui devra être appelée pour chaque élément du tableau sur lequel cette méthode est appelée. Cette fonction peut être une fonction anonyme ou une référence ‡ une fonction.</text:p>
      <text:p text:style-name="P9"><text:line-break/>Exemples de code</text:p>
      <text:p text:style-name="P5">$("#navigation a").each(function () {<text:line-break/><text:tab/> // Do some JavaScript magic }<text:line-break/>);</text:p>
      <text:p text:style-name="P5"/>
      <text:h text:style-name="P14" text:outline-level="1">DOMAssistant AJAX - Module Ajax</text:h>
      <text:p text:style-name="P3">Le module Ajax de DOMAssistant offre les interactions AJAX de base pour atteindre des données ‡ partir d'un URL et traiter le contenu renvoyé avec une fonction quelconque ou charger ce contenu dans un élément de la page.</text:p>
      <text:h text:style-name="P11" text:outline-level="2">get(url, callBack)</text:h>
      <text:p text:style-name="P3">Exécute une requête GET sur l'URL spécifié et appelle la fonction de callBack définie. Le premier paramËtre de cette fonction de callBack sera le texte de réponse (responseText) de la requête AJAX. Si cette méthode est appelée sur un élément, le contexte de la fonction de callBack sera cet élément, c'est ‡ dire que le mot-clé this fera référence ‡ l'élément qui aura appelée la méthode get() en premier.</text:p>
      <text:p text:style-name="P9">Paramètres</text:p>
      <text:p text:style-name="P2">url</text:p>
      <text:p text:style-name="P1">URL sur lequel faire la requête AJAX. Obligatoire.</text:p>
      <text:p text:style-name="P2"><text:line-break/>callBack</text:p>
      <text:p text:style-name="P1">Nom de fonction ou fonction anonyme ‡ appeler lorsque la requête est complËte. Optionnel.</text:p>
      <text:p text:style-name="P9"><text:line-break/>Valeur de retour</text:p>
      <text:p text:style-name="P4">Aucune.</text:p>
      <text:p text:style-name="P9">Exemples de code</text:p>
      <text:p text:style-name="P5">$("news").get("news.php", insertNews);</text:p>
      <text:p text:style-name="P5">DOMAssistant.AJAX.get("my-url.aspx", callbackFunctionName);</text:p>
      <text:h text:style-name="Heading_20_2" text:outline-level="2"><text:line-break/>post(url, callBack)</text:h>
      <text:p text:style-name="P4">Exécute une requête POST sur l'URL spécifié et appelle la fonction de callBack définie. Le premier paramËtre de la fonction de callBack sera de texte de la réponse (responseText) de l'appel AJAX. Si cette méthode est appelée sur un élément, le contexte de la fonction de callBack sera cet élément, c'est ‡ dire que le mot-clé this fera référence ‡ l'élément qui aura appelée la méthode post() en premier.</text:p>
      <text:p text:style-name="P9">Paramètres</text:p>
      <text:p text:style-name="P2">url</text:p>
      <text:p text:style-name="P1">URL sur lequel faire la requête AJAX. Obligatoire.</text:p>
      <text:p text:style-name="P2"><text:line-break/>callBack</text:p>
      <text:p text:style-name="P1">Nom de fonction ou function anonyme ‡ appeler lorsque la requête est complËte. Optionnel.</text:p>
      <text:p text:style-name="P9"><text:line-break/>Valeur de retour</text:p>
      <text:p text:style-name="P4">Aucune.</text:p>
      <text:p text:style-name="P9">Exemples de code</text:p>
      <text:p text:style-name="P5">$("news").post("news.php?value=true", insertNews);</text:p>
      <text:p text:style-name="P5">DOMAssistant.AJAX.post("my-url.aspx?number=10", callbackFunctionName);</text:p>
      <text:h text:style-name="Heading_20_2" text:outline-level="2"><text:line-break/>load(url, add)</text:h>
      <text:p text:style-name="P4">Exécute une requête sur l'URL spécifié et charge le contenu renvoyé dans l'élément sur lequel la méthode est appelée.</text:p>
      <text:p text:style-name="P9">Paramètres</text:p>
      <text:p text:style-name="P2">url</text:p>
      <text:p text:style-name="P1">URL sur lequel faire la requête AJAX. Obligatoire.</text:p>
      <text:p text:style-name="P2"><text:line-break/>add</text:p>
      <text:p text:style-name="P1">Booléen, si le contenu renvoyé doit être ajouté au contenu existant au lieu de le remplacer. Optionnel.</text:p>
      <text:p text:style-name="P9"><text:line-break/>Valeur de retour</text:p>
      <text:p text:style-name="P4">Aucune.</text:p>
      <text:p text:style-name="P9">Exemples de code</text:p>
      <text:p text:style-name="P5">$("directions").load("maps.php");</text:p>
      <text:p text:style-name="P5">$("contacts", true).load("staff.aspx");</text:p>
      <text:h text:style-name="Heading_20_2" text:outline-level="2"><text:line-break/>getReadyState()</text:h>
      <text:p text:style-name="P4">Méthode-outil pour tester l'état (readyState) courant de la requête XMLHttpRequest.</text:p>
      <text:p text:style-name="P9">Paramètres</text:p>
      <text:p text:style-name="P4">Aucun.</text:p>
      <text:p text:style-name="P9">Valeur de retour</text:p>
      <text:p text:style-name="P4">Nombre (integer)</text:p>
      <text:p text:style-name="P4">0 = Non initialisé<text:line-break/><text:span text:style-name="T5">1 = en chargement<text:line-break/>2 = chargé<text:line-break/>3 = interactif<text:line-break/>4 = complet</text:span></text:p>
      <text:p text:style-name="P9"><text:line-break/>Exemples de code</text:p>
      <text:p text:style-name="P5">DOMAssistant.AJAX.getReadyState();</text:p>
      <text:h text:style-name="Heading_20_2" text:outline-level="2"><text:line-break/>getStatus()</text:h>
      <text:p text:style-name="P4">Méthode-outil pour tester le statut (status) courant de la requête XMLHttpRequest.</text:p>
      <text:p text:style-name="P9">Paramètres</text:p>
      <text:p text:style-name="P4">Aucun</text:p>
      <text:p text:style-name="P9">Valeur de retour</text:p>
      <text:p text:style-name="P4">Nombre (integer). Exemples : 200 pour Ok ou 404 pour non-trouvé.</text:p>
      <text:p text:style-name="P9">Exemples de code</text:p>
      <text:p text:style-name="P5">DOMAssistant.AJAX.getStatus();</text:p>
      <text:h text:style-name="Heading_20_2" text:outline-level="2"><text:line-break/>getStatusText()</text:h>
      <text:p text:style-name="P4">Méthode outil pour tester le readyState courant de la requête XMLHttpRequest.</text:p>
      <text:p text:style-name="P9">Paramètres</text:p>
      <text:p text:style-name="P4">Aucun.</text:p>
      <text:p text:style-name="P9">Valeur de retour</text:p>
      <text:p text:style-name="P4">Chaîne (string). Le texte qui accompagne le statut.</text:p>
      <text:p text:style-name="P9">Exemples de code</text:p>
      <text:p text:style-name="P5">DOMAssistant.AJAX.getStatusText();</text:p>
      <text:p text:style-name="P5"/>
      <text:h text:style-name="P14" text:outline-level="1">DOMAssistant Content - Module "Contenu"</text:h>
      <text:p text:style-name="P3">Le module "contenu" de DOMAssistant propose diverses méthodes pour ajouter et enlever du contenu et des éléments à une page.</text:p>
      <text:h text:style-name="Heading_20_2" text:outline-level="2">prev()</text:h>
      <text:p text:style-name="P3">Trouve la référence de l'élément HTML immédiatement précédent en sautant automatiquement tout noeud-texte qui pourrait se trouver entre deux.</text:p>
      <text:p text:style-name="P9">Paramètres</text:p>
      <text:p text:style-name="P4">Aucun.</text:p>
      <text:p text:style-name="P9">Valeur de retour</text:p>
      <text:p text:style-name="P4">Référence de l'élément précédant celui sur lequel est appelée la méthode.</text:p>
      <text:p text:style-name="P9">Exemples de code</text:p>
      <text:p text:style-name="P5">$("container").prev();</text:p>
      <text:h text:style-name="Heading_20_2" text:outline-level="2"><text:line-break/>next()</text:h>
      <text:p text:style-name="P4">Trouve la référence de l'élément HTML suivant en sautant automatiquement tout noeud-texte qui pourrait se trouver entre deux.</text:p>
      <text:p text:style-name="P9">Paramètres</text:p>
      <text:p text:style-name="P4">Aucun.</text:p>
      <text:p text:style-name="P9">Valeur de retour</text:p>
      <text:p text:style-name="P4">Référence de l'élément suivant celui sur lequel est appelée la méthode.</text:p>
      <text:p text:style-name="P9">Exemples de code</text:p>
      <text:p text:style-name="P5">$("container").next();</text:p>
      <text:h text:style-name="Heading_20_2" text:outline-level="2"><text:line-break/>create(name, attr, append, content)</text:h>
      <text:p text:style-name="P4">Crée un élément et, optionnellement, lui applique des attributs, l'ajoute à l'élément sur lequel est appelée la méthode et lui ajoute un contenu.</text:p>
      <text:p text:style-name="P9">Paramètres</text:p>
      <text:p text:style-name="P2">name</text:p>
      <text:p text:style-name="P1">Type de la balise du nouvel élément. Obligatoire.</text:p>
      <text:p text:style-name="P2"><text:line-break/>attr</text:p>
      <text:p text:style-name="P1">Un objet contenant des attributs et leurs valeurs. Optionnel.</text:p>
      <text:p text:style-name="P2"><text:line-break/>append</text:p>
      <text:p text:style-name="P1"><text:span text:style-name="T5">Booléenne. </text:span>Suivant que le nouvel élément doit ou non être ajouté immédiatement. Optionnel.</text:p>
      <text:p text:style-name="P2"><text:line-break/>content</text:p>
      <text:p text:style-name="P1">Une chaîne (string) ou un objet HTML qui deviendra le contenu de l'élément à sa création. Otionnel.</text:p>
      <text:p text:style-name="P9"><text:line-break/>Valeur de retour</text:p>
      <text:p text:style-name="P4">L'élément créé par la méthode.</text:p>
      <text:p text:style-name="P9">Exemples de code</text:p>
      <text:p text:style-name="P5">$("container").create("div");</text:p>
      <text:p text:style-name="P5">$("container").create("div", { id : "my-div", className : "my-class" });</text:p>
      <text:p text:style-name="P5">$("container").create("div", null, false, "Hello!");</text:p>
      <text:p text:style-name="P5">$("container").create("div", { id : "my-div", className : "my-class" }, true, "Hi there!");</text:p>
      <text:h text:style-name="Heading_20_2" text:outline-level="2"><text:line-break/>setAttributes(attr)</text:h>
      <text:p text:style-name="P4">Définit des attributs à l'élément sur lequel est appelée la méthode.</text:p>
      <text:p text:style-name="P9">Paramètres</text:p>
      <text:p text:style-name="P2">attr</text:p>
      <text:p text:style-name="P1">Un objet contenant les attributs et leurs valeurs. Obligatoire.</text:p>
      <text:p text:style-name="P9"/>
      <text:p text:style-name="P9">Valeur de retour</text:p>
      <text:p text:style-name="P4">L'élément qui a appelée la méthode.</text:p>
      <text:p text:style-name="P9">Exemples de code</text:p>
      <text:p text:style-name="P5">$("container").setAttributes({ id : "my-div", className : "my-class" });</text:p>
      <text:h text:style-name="Heading_20_2" text:outline-level="2"><text:line-break/>addContent(content)</text:h>
      <text:p text:style-name="P4">Ajoute du contenu à l'élément sur lequel est appliquée la méthode.</text:p>
      <text:p text:style-name="P9">Paramètres</text:p>
      <text:p text:style-name="P2">content</text:p>
      <text:p text:style-name="P1">Peut être soit une chaîne (string), laquelle sera appliquée en utilisant innerHTML, soit un objet HTML qui sera appliqué en utilisant appendChild.</text:p>
      <text:p text:style-name="P9"><text:line-break/>Valeur de retour</text:p>
      <text:p text:style-name="P4">L'élément qui a appelée la méthode.</text:p>
      <text:p text:style-name="P9">Exemples de code</text:p>
      <text:p text:style-name="P5">$("container").addContent("&lt;p&gt;A new paragraph&lt;/p&gt;");</text:p>
      <text:p text:style-name="P5">$("container").addContent(document.createElement("p"));</text:p>
      <text:h text:style-name="Heading_20_2" text:outline-level="2"><text:line-break/>replaceContent(newContent)</text:h>
      <text:p text:style-name="P4">Remplace le contenu de l'élément sur lequel est appliquée la méthode par autre chose.</text:p>
      <text:p text:style-name="P9">Paramètres</text:p>
      <text:p text:style-name="P2">newContent</text:p>
      <text:p text:style-name="P1">Peut être soit une chaîne (string), laquelle sera appliquée en utilisant innerHTML, soit un objet <text:s/>HTML qui sera appliqué en utilisant appendChild.</text:p>
      <text:p text:style-name="P9"><text:line-break/>Valeur de retour</text:p>
      <text:p text:style-name="P4">L'élément qui a appelée la méthode.</text:p>
      <text:p text:style-name="P9">Exemples de code</text:p>
      <text:p text:style-name="P5">$("container").replaceContent("&lt;p&gt;A new paragraph&lt;/p&gt;");</text:p>
      <text:p text:style-name="P5">$("container").replaceContent(document.createElement("p"));</text:p>
      <text:h text:style-name="Heading_20_2" text:outline-level="2"><text:line-break/>remove()</text:h>
      <text:p text:style-name="P4">Supprime l'élément sur lequel est appelée la méthode.</text:p>
      <text:p text:style-name="P9">Paramètres</text:p>
      <text:p text:style-name="P4">Aucun.</text:p>
      <text:p text:style-name="P9">Valeur de retour</text:p>
      <text:p text:style-name="P4">Null.</text:p>
      <text:p text:style-name="P9">Exemples de code</text:p>
      <text:p text:style-name="P5">$("container").remove();</text:p>
      <text:p text:style-name="P5"/>
      <text:h text:style-name="P14" text:outline-level="1">DOMAssistant CSS - Module CSS</text:h>
      <text:p text:style-name="P3">Le module CSS de DOMAssistant propose diverses méthodes pour ajouter ou supprimer des classes CSS, tester si une classe donnée est appliquée à un élément et récupérer la valeur de style pour une propriété spécifique d'un élément.</text:p>
      <text:h text:style-name="Heading_20_2" text:outline-level="2"><text:line-break/>addClass(className)</text:h>
      <text:p text:style-name="P3">Ajoute un nom de classe à l'élément sur lequel porte la méthode, sauf s'il existe déjà.</text:p>
      <text:p text:style-name="P9">Paramètres</text:p>
      <text:p text:style-name="P2">className</text:p>
      <text:p text:style-name="P1">Nom de la classe qui doit être ajoutée. Obligatoire.</text:p>
      <text:p text:style-name="P9"><text:line-break/>Valeur de retour</text:p>
      <text:p text:style-name="P4">L'élément qui a appelée la méthode.</text:p>
      <text:p text:style-name="P9">Exemples de code</text:p>
      <text:p text:style-name="P5">$("container").addClass("selected");</text:p>
      <text:h text:style-name="Heading_20_2" text:outline-level="2"><text:line-break/>removeClass(className)</text:h>
      <text:p text:style-name="P4">Supprime une classe de l'élément sur lequel est appelée la méthode.</text:p>
      <text:p text:style-name="P9">Paramètres</text:p>
      <text:p text:style-name="P2">className</text:p>
      <text:p text:style-name="P1">Nom de la classe qui doit être supprimée. Obligatoire.</text:p>
      <text:p text:style-name="P9"><text:line-break/>Valeur de retour</text:p>
      <text:p text:style-name="P4">L'élément qui a appelée la méthode.</text:p>
      <text:p text:style-name="P9">Exemples de code</text:p>
      <text:p text:style-name="P5">$("container").removeClass("selected");</text:p>
      <text:h text:style-name="Heading_20_2" text:outline-level="2">hasClass(className)</text:h>
      <text:p text:style-name="P4">Teste si l'élément sur lequel est appelée la méthode possède ce nom de classe.</text:p>
      <text:p text:style-name="P9">Paramètres</text:p>
      <text:p text:style-name="P2">className</text:p>
      <text:p text:style-name="P1">Nom de la classe dont on souhaite tester la présence.</text:p>
      <text:p text:style-name="P9"><text:line-break/>Valeur de retour</text:p>
      <text:p text:style-name="P4">Booléenne. Suivant que l'élément possède cette classe ou non.</text:p>
      <text:p text:style-name="P9">Exemples de code</text:p>
      <text:p text:style-name="P5">$("container").hasClass("selected");</text:p>
      <text:h text:style-name="Heading_20_2" text:outline-level="2"><text:line-break/>getStyle(cssRule)</text:h>
      <text:p text:style-name="P4">Récupère la valeur de style pour une propriété CSS de l'élément sur lequel est appelée la méthode sans tenir compte du fait qu'il ait été appliqué dynamiquement ou depuis une feuille de styles externe. Note : Assurez-vous de chercher une propriété précise plutôt qu'une propriété globale, c'est à dire background-color plutôt que background.</text:p>
      <text:p text:style-name="P9">Paramètres</text:p>
      <text:p text:style-name="P2">cssRule</text:p>
      <text:p text:style-name="P1">Propriété CSS dont on souhaite récupérer la valeur. Utilisez la syntaxe CSS orthodoxe pour la propriété, c'est à dire background-color et non background. Obligatoire.</text:p>
      <text:p text:style-name="P9"><text:line-break/>Valeur de retour</text:p>
      <text:p text:style-name="P4">Chaîne de caractères (string). Valeur du style recherché.</text:p>
      <text:p text:style-name="P9">Exemples de code</text:p>
      <text:p text:style-name="P5">$("container").getStyle("background-color");</text:p>
      <text:p text:style-name="P5"/>
      <text:h text:style-name="P14" text:outline-level="1">DOMAssistant Events - Module "événements"</text:h>
      <text:p text:style-name="P3">Le module "événements" de DOMAssistant propose différentes méthodes pour ajouter et supprimer des gestionnaires (event handlers) pour un ou plusieurs événements sur un élément. Il contient également des fonctionnalités pour stopper les actions par défaut et la propagation (bubbling) des événements.</text:p>
      <text:h text:style-name="Heading_20_2" text:outline-level="2"><text:line-break/>addEvent(evt, func)</text:h>
      <text:p text:style-name="P3">Ajoute un gestionnaire d'événement pour l'élement sur lequel est appelée la méthode. De multiples gestionnaires d'événements sont supportés et la fonction appelée recevra une référence à ce gestionnaire ainsi qu'une référence this à l'élément sur lequel l'événement a été déclenché, sans avoir à se soucier du type de navigateur. Pour des raison d'accessibilité, assurez-vous d'appliquer les gestionnaires de clicks uniquement sur des éléments qui les autorisent même si Javascript est désactivé.</text:p>
      <text:p text:style-name="P9">Paramètres</text:p>
      <text:p text:style-name="P2">evt</text:p>
      <text:p text:style-name="P1">Type d'événement à détecter, spécifié en tant que chaîne de caractères (string) sans le préfixe "on".</text:p>
      <text:p text:style-name="P2"><text:line-break/>func</text:p>
      <text:p text:style-name="P1">Fonction pour traiter l'événement, spécifiée comme référence à une fonction (sans les parenthèses) ou une fonction anonyme.</text:p>
      <text:p text:style-name="P9"><text:line-break/>Valeur de retour</text:p>
      <text:p text:style-name="P4">L'élément qui a appelée la méthode.</text:p>
      <text:p text:style-name="P9">Exemples de code</text:p>
      <text:p text:style-name="P5">$("container").addEvent("click", getListing);</text:p>
      <text:p text:style-name="P5">$("container").addEvent("click", function (){ alert("Hello darling!"); });</text:p>
      <text:h text:style-name="Heading_20_2" text:outline-level="2"><text:line-break/>removeEvent(evt, func)</text:h>
      <text:p text:style-name="P4">Supprime un gestionnaire d'événement lié à l'élément sur lequel est appelée la méthode. Ne fonctionne qu'avec des références de fonctions et pas avec des fonctions anonymes.</text:p>
      <text:p text:style-name="P9">Paramètres</text:p>
      <text:p text:style-name="P2">evt</text:p>
      <text:p text:style-name="P1">Gestionnaire d'événements à supprimer, spécifié sous forme d'une chaîne de caractères (string) sans le préfixe "on".</text:p>
      <text:p text:style-name="P2"><text:line-break/>func</text:p>
      <text:p text:style-name="P1">Fonction à appeler à l'arrêt, spécifiée sous forme d'une référence de focntion (sans les parenthèses).</text:p>
      <text:p text:style-name="P9"><text:line-break/>Valeur de retour</text:p>
      <text:p text:style-name="P4">L'élément qui a appelée la méthode.</text:p>
      <text:p text:style-name="P9">Exemples de code</text:p>
      <text:p text:style-name="P5">$("container").removeEvent("click", getListing);</text:p>
      <text:h text:style-name="Heading_20_2" text:outline-level="2"><text:line-break/>preventDefault(evt)</text:h>
      <text:p text:style-name="P4">Empêche le déclenchement de l'action par défaut pour l'élément sur lequel est appelée la méthode. Peut être appelé depuis n'importe quelle fonction, n'est une méthode d'aucun élément.</text:p>
      <text:p text:style-name="P9">Paramètres</text:p>
      <text:p text:style-name="P2">evt</text:p>
      <text:p text:style-name="P1">Evénément dont on veut empêcher l'action par défaut.</text:p>
      <text:p text:style-name="P9"><text:line-break/>Valeur de retour</text:p>
      <text:p text:style-name="P4">Aucun.</text:p>
      <text:p text:style-name="P9">Exemples de code</text:p>
      <text:p text:style-name="P5">DOMAssistant.preventDefault(eventReference);</text:p>
      <text:h text:style-name="Heading_20_2" text:outline-level="2"><text:line-break/>cancelBubble(evt)</text:h>
      <text:p text:style-name="P4">Empêche la propagation de l'événement. Peut être appelé par n'importe quelle fonction, n'est une méthode pour aucun objet.</text:p>
      <text:p text:style-name="P9">Paramètres</text:p>
      <text:p text:style-name="P2">evt</text:p>
      <text:p text:style-name="P1">Evénement dont on veut empêcher la propagation.</text:p>
      <text:p text:style-name="P9"><text:line-break/>Valeur de retour</text:p>
      <text:p text:style-name="P4">Aucun.</text:p>
      <text:p text:style-name="P9">Exemples de code</text:p>
      <text:p text:style-name="P5">DOMAssistant.cancelBubble(eventReference);</text:p>
      <text:p text:style-name="P5"/>
      <text:h text:style-name="P14" text:outline-level="1">DOMAssistantLoad - Module chargement</text:h>
      <text:p text:style-name="P6"><text:span text:style-name="T4">Le module Chargement de DOMAssistant offre la possibilité d'effectuer une certain nombre d'appels de fonctions dès que le DOM est chargé, par opposition avec le fait d'attendre qu'images et autres fichiers externes soient intégralement chargés. Cette fonctionnalité a été inspirée et influencée par Dean Edwards, Mathias Miller et John Resig dans </text:span><text:a xlink:type="simple" xlink:href="http://dean.edwards.name/weblog/2006/06/again/"><text:span text:style-name="T8">window.onload (again)</text:span></text:a><text:span text:style-name="T4">.</text:span></text:p>
      <text:h text:style-name="Heading_20_2" text:outline-level="2"><text:line-break/>DOMReady()</text:h>
      <text:p text:style-name="P3">Depuis n'importe quel fichier, appelez simplement la méthode DOMReady avec les fonctions désirées et elles seront exécutées aussitôt que le DOM aura fini d'être chargé.</text:p>
      <text:p text:style-name="P9">Paramètres</text:p>
      <text:p text:style-name="P4">Toute référence de fonction, toute fonction anonyme ou toute chaîne de caractères (string) contituée du nom de fonction et des parenthèses.</text:p>
      <text:p text:style-name="P9">Valeur de retour</text:p>
      <text:p text:style-name="P4">Aucun.</text:p>
      <text:p text:style-name="P9">Exemples de code</text:p>
      <text:p text:style-name="P5">DOMAssistant.DOMReady(myFunc);</text:p>
      <text:p text:style-name="P5">DOMAssistant.DOMReady("myFunc('Some text')");</text:p>
      <text:p text:style-name="P5">DOMAssistant.DOMReady(myFunc, "anotherFunction()");</text:p>
      <text:p text:style-name="P5">DOMAssistant.DOMReady(myFunc, function(){ // Perform some magic });</text:p>
      <text:p text:style-name="P5"/>
      <text:h text:style-name="P14" text:outline-level="1">Sélecteurs CSS supportés (CSS 1, CSS 2, CSS 3)</text:h>
      <text:p text:style-name="P3">Le support à l'utilisation des sélecteurs CSS est implémenté dans le module de base de DOMAssistant et sa méthode $ pour obtenir la référence à un ou à de multiples éléments. La plupart des sélecteurs CSS pour CSS 1, CSS 2 et CSS 3 sont supportés avec exactement la même syntaxe que celle que vous utiliseriez dans un fichier CSS.</text:p>
      <text:p text:style-name="P3">Pour une explication approfondie des sélecteurs CSS ainsi que des exemples sur la manière de les employer, veuillez lire <text:a xlink:type="simple" xlink:href="http://www.456bereastreet.com/archive/200509/css_21_selectors_part_1/">CSS 2.1</text:a><text:span text:style-name="T4"> selectors et </text:span><text:a xlink:type="simple" xlink:href="http://www.456bereastreet.com/archive/200601/css_3_selectors_explained/">CSS 3 slectors explained</text:a><text:span text:style-name="T4">.</text:span></text:p>
      <text:h text:style-name="Heading_20_2" text:outline-level="2"><text:line-break/>Sélecteurs CSS implémentés</text:h>
      <text:p text:style-name="P4"><text:line-break/>#container</text:p>
      <text:p text:style-name="P4"><text:s text:c="4"/>Désigne un élément ayant l'id "container".</text:p>
      <text:p text:style-name="P4">.item</text:p>
      <text:p text:style-name="P4"><text:s text:c="4"/>Désigne tous les éléments auxquels la classe "item" est attribuée.</text:p>
      <text:p text:style-name="P4">#container.item</text:p>
      <text:p text:style-name="P4"><text:s text:c="4"/>Désigne un élément ayant comme id "container" et auquel la classe "item" soit aussi appliquée.</text:p>
      <text:p text:style-name="P4">p.info.error</text:p>
      <text:p text:style-name="P4"><text:s text:c="4"/>Désigne tout élément P possédant à la fois la classe "info" et la classe "error".</text:p>
      <text:p text:style-name="P4">div p</text:p>
      <text:p text:style-name="P4"><text:s text:c="4"/>Désigne tous les éléments P qui sont descendants d'un élément DIV.</text:p>
      <text:p text:style-name="P4">div &gt; p</text:p>
      <text:p text:style-name="P4"><text:s text:c="4"/>Désigne tous les éléments P qui sont descendants directs d'un élément DIV.</text:p>
      <text:p text:style-name="P4">div + p</text:p>
      <text:p text:style-name="P4"><text:s text:c="4"/>Désigne tous les éléments P dont l'élément de même niveau immédiatement précédent est un élément DIV.</text:p>
      <text:p text:style-name="P4">div ~ p</text:p>
      <text:p text:style-name="P4"><text:s text:c="4"/>Désigne tous les éléments P qui sont parmi les éléments qui suivent un élement DIV de même niveau (pas forcément immédiatement suivants).</text:p>
      <text:p text:style-name="P4">div[id]</text:p>
      <text:p text:style-name="P4"><text:s text:c="4"/>Désigne n'importe quel élément DIV possédant un attribut ID.</text:p>
      <text:p text:style-name="P4">div[id=container]</text:p>
      <text:p text:style-name="P4"><text:s text:c="4"/>Désigne tout élément DIV possédant un attribut ID de valeur "container".</text:p>
      <text:p text:style-name="P4">input[type=text][value=Yes]</text:p>
      <text:p text:style-name="P4"><text:s text:c="4"/>Désigne tout élément INPUT possédant un attribut TYPE possédant la valeur "text" et un attribut VALUE égal à "yes".</text:p>
      <text:p text:style-name="P4">div[id^=empt]</text:p>
      <text:p text:style-name="P4"><text:s text:c="4"/>Désigne tout élément DIV dont la valeur de l'attribut ID commence par "empt".</text:p>
      <text:p text:style-name="P4">div[id$=parent]</text:p>
      <text:p text:style-name="P4"><text:s text:c="4"/>Désigne tout élément DIV dont la valeur de l'attribut ID s'achève par "parents".</text:p>
      <text:p text:style-name="P4">div[id*=mpt]</text:p>
      <text:p text:style-name="P4"><text:s text:c="4"/>Désigne tout élément DIV dont la valeur de l'attribut contient la chaîne "mpt".</text:p>
      <text:p text:style-name="P4">div:first-child</text:p>
      <text:p text:style-name="P4"><text:s text:c="3"/>Désigne tout élément DIV qui soit le premier élément enfant de son élément parent.</text:p>
      <text:p text:style-name="P4">div:last-child</text:p>
      <text:p text:style-name="P4"><text:s text:c="4"/>Désigne tout élément DIV qui soit le dernier élément enfant de son élément parent.</text:p>
      <text:p text:style-name="P4">div:only-child</text:p>
      <text:p text:style-name="P4"><text:s text:c="4"/>Désigne tout élément DIV qui soit le seul enfant de son élément parent.</text:p>
      <text:p text:style-name="P4">div#container p:first-of-type</text:p>
      <text:p text:style-name="P4"><text:s text:c="4"/>Désigne l'élément P qui est le premier élément P enfant dan'un élément DIV dont l'attribut ID à la valeur "container".</text:p>
      <text:p text:style-name="P4">p:last-of-type</text:p>
      <text:p text:style-name="P4"><text:s text:c="4"/>Désigne l'élément P qui est le dernier élément P de son élément parent.</text:p>
      <text:p text:style-name="P4">p:only-of-type</text:p>
      <text:p text:style-name="P4"><text:s text:c="4"/>Désigne l'élément P qui est le seul élément P de son élément parent.</text:p>
      <text:p text:style-name="P4">p:nth-of-type(7)</text:p>
      <text:p text:style-name="P4"><text:s text:c="4"/>Désigne l'élément P qui est le 7eme élément P de son élément parent.</text:p>
      <text:p text:style-name="P4">div#container p:nth-last-of-type(7)</text:p>
      <text:p text:style-name="P4"><text:s text:c="4"/>Désigne l'élément P qui est le 7eme avant-dernier élément P de son élément parent. (i.e. le 7eme en partant de la fin)</text:p>
      <text:p text:style-name="P4">div:empty</text:p>
      <text:p text:style-name="P4"><text:s text:c="4"/>Désigne tout élément DIV qui soit totalement vide (y-compris de noeud-texte)</text:p>
      <text:p text:style-name="P4">div:not([id=container])</text:p>
      <text:p text:style-name="P4"><text:s text:c="4"/>Désigne tout élément DIV dont l'attribut ID n'est pas "container".</text:p>
      <text:p text:style-name="P4">div:nth-child(3)</text:p>
      <text:p text:style-name="P4"><text:s text:c="4"/>Désigne tout élément DIV qui soit le troisième élément enfant de son élément parent.</text:p>
      <text:p text:style-name="P4">div:nth-child(odd)</text:p>
      <text:p text:style-name="P4"><text:s text:c="4"/>Désigne tout élément impair de son élément parent.</text:p>
      <text:p text:style-name="P4">div:nth-child(even)</text:p>
      <text:p text:style-name="P4"><text:s text:c="4"/>Désigne tout élément pair de son élément parent.</text:p>
      <text:p text:style-name="P4">div:nth-child(n5+3)</text:p>
      <text:p text:style-name="P4"><text:s text:c="4"/>Désigne chaque 5ème élément DIV enfant de son élément parent en commençant par le troisième. C'est à dire les 8ème, 13ème, 18ème etc.</text:p>
      <text:p text:style-name="P4">input:enabled</text:p>
      <text:p text:style-name="P4"><text:s text:c="4"/>Désigne tout élément INPUT qui soit activé.</text:p>
      <text:p text:style-name="P4">input:disabled</text:p>
      <text:p text:style-name="P4"><text:s text:c="4"/>Désigne tout élément INPUT qui soit désactivé.</text:p>
      <text:p text:style-name="P4">input:checked</text:p>
      <text:p text:style-name="P4"><text:s text:c="4"/>Désigne tout élément INPUT qui soit coché.</text:p>
      <text:p text:style-name="P4">p, a</text:p>
      <text:p text:style-name="P4"><text:s text:c="4"/>Désigne tous les éléments P et tous les éléments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2T14:51:47</dc:date>
    <dc:language>en</dc:language>
    <meta:editing-cycles>87</meta:editing-cycles>
    <meta:editing-duration>PT2H47M57S</meta:editing-duration>
    <meta:user-defined meta:name="Info 1"/>
    <meta:user-defined meta:name="Info 2"/>
    <meta:user-defined meta:name="Info 3"/>
    <meta:user-defined meta:name="Info 4"/>
    <meta:document-statistic meta:table-count="0" meta:image-count="1" meta:object-count="0" meta:page-count="22" meta:paragraph-count="395" meta:word-count="2942" meta:character-count="19777"/>
  </office:meta>
</office:document-meta>
</file>